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a773" officeooo:paragraph-rsid="0000a773"/>
    </style:style>
    <style:style style:name="P2" style:family="paragraph" style:parent-style-name="Standard">
      <style:text-properties fo:font-variant="normal" fo:text-transform="none" fo:color="#505050" style:font-name="Menlo" fo:font-size="10.5pt" fo:letter-spacing="-0.0102in" fo:font-style="normal" fo:font-weight="normal" officeooo:rsid="0000a773" officeooo:paragraph-rsid="0000a7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/ Project Set up Doc: <text:s text:c="2"/>*<text:span text:style-name="T2">maintained so I can recall the steps taken to create the project <text:tab/><text:tab/><text:tab/><text:tab/><text:tab/><text:tab/><text:tab/><text:tab/><text:tab/><text:tab/>workspace*</text:span></text:p>
      <text:p text:style-name="P1"/>
      <text:p text:style-name="P1"/>
      <text:p text:style-name="P1"><text:span text:style-name="T2">afdsjalkdsf</text:span></text:p>
      <text:p text:style-name="P1"><text:span text:style-name="T2">akfdsj</text:span></text:p>
      <text:p text:style-name="P1"><text:span text:style-name="T2">sadkf</text:span></text:p>
      <text:p text:style-name="P1"><text:span text:style-name="T2">asfdkj</text:span></text:p>
      <text:p text:style-name="P1"><text:span text:style-name="T2">sadf</text:span></text:p>
      <text:p text:style-name="P1"/>
      <text:p text:style-name="P1"><text:span text:style-name="T2">decided that I want to build / use MEAN framework</text:span></text:p>
      <text:p text:style-name="P1"/>
      <text:p text:style-name="P1"><text:span text:style-name="T2">mean init Macromatic in the source folder</text:span></text:p>
      <text:p text:style-name="P2">cd <text:span text:style-name="T3">Macromatic</text:span> &amp;&amp; npm install</text:p>
      <text:p text:style-name="P2">grunt to start the serv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1:07:01.115703524</meta:creation-date>
    <dc:date>2014-11-24T11:18:08.089332922</dc:date>
    <meta:editing-duration>P0D</meta:editing-duration>
    <meta:editing-cycles>1</meta:editing-cycles>
    <meta:document-statistic meta:table-count="0" meta:image-count="0" meta:object-count="0" meta:page-count="1" meta:paragraph-count="10" meta:word-count="51" meta:character-count="293" meta:non-whitespace-character-count="240"/>
    <meta:generator>LibreOffice/4.2.7.2$Linux_X86_64 LibreOffice_project/420m0$Build-2</meta:generator>
  </office:meta>
</office:document-meta>
</file>